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a52c" officeooo:paragraph-rsid="001ea52c"/>
    </style:style>
    <style:style style:name="T1" style:family="text">
      <style:text-properties officeooo:rsid="001fb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s_Environment</text:p>
      <text:p text:style-name="P1"><text:tab/><text:span text:style-name="T1">initializes cule_Environment</text:span></text:p>
      <text:p text:style-name="P1"/>
      <text:p text:style-name="P1">cule_Environment</text:p>
      <text:p text:style-name="P1"><text:tab/><text:span text:style-name="T1">initializes jmsf_Environment</text:span></text:p>
      <text:p text:style-name="P1"/>
      <text:p text:style-name="P1">jmsf_Environment</text:p>
      <text:p text:style-name="P1"><text:tab/><text:span text:style-name="T1">initializes encodebuba_Environment</text:span></text:p>
      <text:p text:style-name="P1"><text:tab/><text:span text:style-name="T1">initializes al_std_Enviro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isha </meta:initial-creator>
    <meta:creation-date>2016-03-23T03:22:07.351734572</meta:creation-date>
    <dc:date>2016-03-23T03:45:17.689649995</dc:date>
    <dc:creator>eisha </dc:creator>
    <meta:editing-duration>PT23M10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7" meta:word-count="11" meta:character-count="172" meta:non-whitespace-character-count="164"/>
  </office:meta>
</office:document-meta>
</file>